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able_20_Heading">
      <style:paragraph-properties fo:text-align="center" style:justify-single-word="false"/>
    </style:style>
    <style:style style:name="P31" style:family="paragraph" style:parent-style-name="Table_20_Heading">
      <style:paragraph-properties fo:text-align="center" style:justify-single-word="false"/>
    </style:style>
    <style:style style:name="P32" style:family="paragraph" style:parent-style-name="Table_20_Heading">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Table_20_Heading">
      <style:paragraph-properties fo:text-align="center" style:justify-single-word="false"/>
    </style:style>
    <style:style style:name="P37" style:family="paragraph" style:parent-style-name="Table_20_Heading">
      <style:paragraph-properties fo:text-align="center"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ext_20_body" style:list-style-name="L4">
      <style:paragraph-properties fo:margin-top="0in" fo:margin-bottom="0in"/>
    </style:style>
    <style:style style:name="P4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office:automatic-styles>
  <office:body>
    <office:text>
      <text:h text:style-name="Heading_20_1" text:outline-level="1"><text:bookmark-start text:name="booleans"/>Booleans<text:bookmark-end text:name="boolean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Source_Text">true</text:span> and <text:span text:style-name="Source_Text">false</text:span> are the only possible two values for boolean variables: there is no third option!</text:p>
      <text:p text:style-name="Text_20_body">We can declare, assign, initialize and display a boolean variable (flag) as with any other variable:</text:p>
      <text:p text:style-name="P1">bool learning_how_to_program = true;</text:p>
      <text:p text:style-name="P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Source_Text">true</text:span> and <text:span text:style-name="Source_Text">false</text:span>), but we can use three operations to construct more complex booleans:</text:p>
      <text:list text:style-name="L1">
        <text:list-item>
          <text:p text:style-name="P3">“and” (<text:span text:style-name="Source_Text">&amp;&amp;</text:span>, conjunction),</text:p>
        </text:list-item>
        <text:list-item>
          <text:p text:style-name="P3">“or” (<text:span text:style-name="Source_Text">||</text:span>, disjunction),</text:p>
        </text:list-item>
        <text:list-item>
          <text:p text:style-name="P3">“not” (<text:span text:style-name="Source_Text">!</text:span>, negation).</text:p>
        </text:list-item>
      </text:list>
      <text:p text:style-name="First_20_paragraph">Each has the precise meaning described here:</text:p>
      <text:list text:style-name="L2">
        <text:list-item>
          <text:p text:style-name="P4">the condition “A and B” is true if and only if A is true, and B is true,</text:p>
        </text:list-item>
        <text:list-item>
          <text:p text:style-name="P4">“A or B” is false if and only if A is false, and B is false (that is, it takes only one to make their disjunction true),</text:p>
        </text:list-item>
        <text:list-item>
          <text:p text:style-name="P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Operation</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text:span text:style-name="Source_Text">true &amp;&amp; true</text:span></text:p>
          </table:table-cell>
          <table:table-cell table:style-name="TableRowCell" office:value-type="string">
            <text:p text:style-name="Table_20_Contents"><text:span text:style-name="Source_Text">true</text:span></text:p>
          </table:table-cell>
        </table:table-row>
        <table:table-row>
          <table:table-cell table:style-name="TableRowCell" office:value-type="string">
            <text:p text:style-name="Table_20_Contents"><text:span text:style-name="Source_Text">true &amp;&amp; false</text:span></text:p>
          </table:table-cell>
          <table:table-cell table:style-name="TableRowCell" office:value-type="string">
            <text:p text:style-name="Table_20_Contents"><text:span text:style-name="Source_Text">false</text:span></text:p>
          </table:table-cell>
        </table:table-row>
        <table:table-row>
          <table:table-cell table:style-name="TableRowCell" office:value-type="string">
            <text:p text:style-name="Table_20_Contents"><text:span text:style-name="Source_Text">false &amp;&amp; true</text:span></text:p>
          </table:table-cell>
          <table:table-cell table:style-name="TableRowCell" office:value-type="string">
            <text:p text:style-name="Table_20_Contents"><text:span text:style-name="Source_Text">false</text:span></text:p>
          </table:table-cell>
        </table:table-row>
        <table:table-row>
          <table:table-cell table:style-name="TableRowCell" office:value-type="string">
            <text:p text:style-name="Table_20_Contents"><text:span text:style-name="Source_Text">false &amp;&amp; false</text:span></text:p>
          </table:table-cell>
          <table:table-cell table:style-name="TableRowCell" office:value-type="string">
            <text:p text:style-name="Table_20_Contents"><text:span text:style-name="Source_Text">false</text:span></text:p>
          </table:table-cell>
        </table:table-row>
      </table:table>
      <table:table table:name="Table2" table:style-name="Table2">
        <table:table-column table:style-name="Table2.A"/>
        <table:table-column table:style-name="Table2.B"/>
        <table:table-header-rows>
          <table:table-row>
            <table:table-cell table:style-name="TableHeaderRowCell" office:value-type="string">
              <text:p text:style-name="Table_20_Heading">Operation</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text:span text:style-name="Source_Text">true \|\| true</text:span></text:p>
          </table:table-cell>
          <table:table-cell table:style-name="TableRowCell" office:value-type="string">
            <text:p text:style-name="Table_20_Contents"><text:span text:style-name="Source_Text">true</text:span></text:p>
          </table:table-cell>
        </table:table-row>
        <table:table-row>
          <table:table-cell table:style-name="TableRowCell" office:value-type="string">
            <text:p text:style-name="Table_20_Contents"><text:span text:style-name="Source_Text">true \|\| false</text:span></text:p>
          </table:table-cell>
          <table:table-cell table:style-name="TableRowCell" office:value-type="string">
            <text:p text:style-name="Table_20_Contents"><text:span text:style-name="Source_Text">true</text:span></text:p>
          </table:table-cell>
        </table:table-row>
        <table:table-row>
          <table:table-cell table:style-name="TableRowCell" office:value-type="string">
            <text:p text:style-name="Table_20_Contents"><text:span text:style-name="Source_Text">false \|\| true</text:span></text:p>
          </table:table-cell>
          <table:table-cell table:style-name="TableRowCell" office:value-type="string">
            <text:p text:style-name="Table_20_Contents"><text:span text:style-name="Source_Text">true</text:span></text:p>
          </table:table-cell>
        </table:table-row>
        <table:table-row>
          <table:table-cell table:style-name="TableRowCell" office:value-type="string">
            <text:p text:style-name="Table_20_Contents"><text:span text:style-name="Source_Text">false \|\| false</text:span></text:p>
          </table:table-cell>
          <table:table-cell table:style-name="TableRowCell" office:value-type="string">
            <text:p text:style-name="Table_20_Contents"><text:span text:style-name="Source_Text">false</text:span></text:p>
          </table:table-cell>
        </table:table-row>
      </table:table>
      <table:table table:name="Table3" table:style-name="Table3">
        <table:table-column table:style-name="Table3.A"/>
        <table:table-column table:style-name="Table3.B"/>
        <table:table-header-rows>
          <table:table-row>
            <table:table-cell table:style-name="TableHeaderRowCell" office:value-type="string">
              <text:p text:style-name="Table_20_Heading">Operation</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text:span text:style-name="Source_Text">!true</text:span></text:p>
          </table:table-cell>
          <table:table-cell table:style-name="TableRowCell" office:value-type="string">
            <text:p text:style-name="Table_20_Contents"><text:span text:style-name="Source_Text">false</text:span></text:p>
          </table:table-cell>
        </table:table-row>
        <table:table-row>
          <table:table-cell table:style-name="TableRowCell" office:value-type="string">
            <text:p text:style-name="Table_20_Contents"><text:span text:style-name="Source_Text">!false</text:span></text:p>
          </table:table-cell>
          <table:table-cell table:style-name="TableRowCell" office:value-type="string">
            <text:p text:style-name="Table_20_Contents"><text:span text:style-name="Source_Text">true</text:span></text:p>
          </table:table-cell>
        </table:table-row>
      </table:table>
      <text:p text:style-name="First_20_paragraph">These tables can also be written in 2-dimensions, as can be seen for <text:a xlink:type="simple" xlink:href="https://www.wikiwand.com/en/Truth_table#Logical_conjunction_(AND)" office:name=""><text:span text:style-name="Definition">conjunction on wikipedia</text:span></text:a>.</text:p>
      <text:h text:style-name="Heading_20_2" text:outline-level="2"><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Source_Text">true</text:span> or <text:span text:style-name="Source_Text">false</text:span>. For instance, you can write an expression meaning “variable <text:span text:style-name="Source_Text">myAge</text:span> has the value 12” which will evaluate to <text:span text:style-name="Source_Text">true</text:span> if the value of <text:span text:style-name="Source_Text">myAge</text:span> is indeed 12, and to <text:span text:style-name="Source_Text">false</text:span> otherwise. <text:span text:style-name="T1">To ease your understanding</text:span>, we will write “expression <draw:frame draw:style-name="fr1" text:anchor-type="as-char"><draw:object xlink:href="Formula-0/" xlink:type="simple" xlink:show="embed" xlink:actuate="onLoad"/></draw:frame> <text:span text:style-name="Source_Text">true</text:span>” to indicate that “expression” evaluates to <text:span text:style-name="Source_Text">true</text:span> below, but this is <text:span text:style-name="T1">not</text:span> part of C#’s syntax.</text:p>
      <text:p text:style-name="Text_20_body">Here we use two kinds of operators:</text:p>
      <text:list text:style-name="L3">
        <text:list-item>
          <text:p text:style-name="P5">Equality operators test if two values (literal or variable) are the same. This works on all datatypes.</text:p>
        </text:list-item>
        <text:list-item>
          <text:p text:style-name="P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Source_Text">==</text:span> and <text:span text:style-name="Source_Text">!=</text:spa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P6">Mathematical Notation</text:p>
            </table:table-cell>
            <table:table-cell table:style-name="TableHeaderRowCell" office:value-type="string">
              <text:p text:style-name="P7">C# Notation</text:p>
            </table:table-cell>
            <table:table-cell table:style-name="TableHeaderRowCell" office:value-type="string">
              <text:p text:style-name="P8">Example</text:p>
            </table:table-cell>
          </table:table-row>
        </table:table-header-rows>
        <table:table-row>
          <table:table-cell table:style-name="TableRowCell" office:value-type="string">
            <text:p text:style-name="P9"><draw:frame draw:style-name="fr1" text:anchor-type="as-char"><draw:object xlink:href="Formula-2/" xlink:type="simple" xlink:show="embed" xlink:actuate="onLoad"/></draw:frame></text:p>
          </table:table-cell>
          <table:table-cell table:style-name="TableRowCell" office:value-type="string">
            <text:p text:style-name="P10"><text:span text:style-name="Source_Text">==</text:span></text:p>
          </table:table-cell>
          <table:table-cell table:style-name="TableRowCell" office:value-type="string">
            <text:p text:style-name="P11"><text:span text:style-name="Source_Text">3 == 4</text:span> <draw:frame draw:style-name="fr1" text:anchor-type="as-char"><draw:object xlink:href="Formula-4/" xlink:type="simple" xlink:show="embed" xlink:actuate="onLoad"/></draw:frame> <text:span text:style-name="Source_Text">false</text:span></text:p>
          </table:table-cell>
        </table:table-row>
        <table:table-row>
          <table:table-cell table:style-name="TableRowCell" office:value-type="string">
            <text:p text:style-name="P9"><draw:frame draw:style-name="fr1" text:anchor-type="as-char"><draw:object xlink:href="Formula-6/" xlink:type="simple" xlink:show="embed" xlink:actuate="onLoad"/></draw:frame></text:p>
          </table:table-cell>
          <table:table-cell table:style-name="TableRowCell" office:value-type="string">
            <text:p text:style-name="P10"><text:span text:style-name="Source_Text">!=</text:span></text:p>
          </table:table-cell>
          <table:table-cell table:style-name="TableRowCell" office:value-type="string">
            <text:p text:style-name="P11"><text:span text:style-name="Source_Text">3!=4</text:span> <draw:frame draw:style-name="fr1" text:anchor-type="as-char"><draw:object xlink:href="Formula-8/" xlink:type="simple" xlink:show="embed" xlink:actuate="onLoad"/></draw:frame> <text:span text:style-name="Source_Text">true</text:span></text:p>
          </table:table-cell>
        </table:table-row>
      </table:table>
      <text:p text:style-name="First_20_paragraph">Note that testing for equality uses <text:span text:style-name="T1">two equal signs</text:span>: C# already uses a single equal sign for assignments (e.g. <text:span text:style-name="Source_Text">myAge = 12;</text:span>), so it had to pick another notation! It is fairly common across programing languages to use a single equal sign for assignments and double equal for comparisons.</text:p>
      <text:p text:style-name="Text_20_body">Writing <text:span text:style-name="Source_Text">a != b</text:span> (“<text:span text:style-name="Source_Text">a</text:span> is not the same as <text:span text:style-name="Source_Text">b</text:span>”) is actually logically equivalent to writing <text:span text:style-name="Source_Text">!(a == b)</text:span> (“it is not true that <text:span text:style-name="Source_Text">a</text:span> is the same as <text:span text:style-name="Source_Text">b</text:span>”), and both expressions are acceptable in C#.</text:p>
      <text:p text:style-name="Text_20_body">We can test numerical values for equality, but actually any datatype can use those operators. Here are some examples for <text:span text:style-name="Source_Text">int</text:span>, <text:span text:style-name="Source_Text">string</text:span>, <text:span text:style-name="Source_Text">char</text:span> and <text:span text:style-name="Source_Text">bool</text:span>:</text:p>
      <text:p text:style-name="P12">int myAge = 12;</text:p>
      <text:p text:style-name="P13">string myName = "Thomas";</text:p>
      <text:p text:style-name="P14">char myInitial = 'T';</text:p>
      <text:p text:style-name="P15">bool cs_major = true;</text:p>
      <text:p text:style-name="P16">Console.WriteLine("My age is 12: " + (myAge == 12));</text:p>
      <text:p text:style-name="P17">Console.WriteLine("My name is Bob: " + (myName == "Bob"));</text:p>
      <text:p text:style-name="P18">Console.WriteLine("My initial is Q: " + (myInitial == 'Q'));</text:p>
      <text:p text:style-name="P19">Console.WriteLine("My major is Computer Science: " + cs_major);</text:p>
      <text:p text:style-name="First_20_paragraph">This program will display</text:p>
      <text:p text:style-name="P20">My age is 12: True</text:p>
      <text:p text:style-name="P21">My name is Bob: False</text:p>
      <text:p text:style-name="P22">My initial is Q: False</text:p>
      <text:p text:style-name="P23">My major is Computer Science: True</text:p>
      <text:p text:style-name="First_20_paragraph">Remember that C# is case-sensitive, and that applies to the equality operators as well: for C#, the string <text:span text:style-name="Source_Text">Thomas</text:span> is not the same as the string <text:span text:style-name="Source_Text">thomas</text:span>. This also holds for characters like <text:span text:style-name="Source_Text">a</text:span> versus <text:span text:style-name="Source_Text">A</text:span>.</text:p>
      <text:p text:style-name="P24">Console.WriteLine("C# is case-sensitive for string comparison: " + ("thomas" != "Thomas"));</text:p>
      <text:p text:style-name="P25">Console.WriteLine("C# is case-sensitive for character comparison: " + ('C' != 'c'));</text:p>
      <text:p text:style-name="P26">Console.WriteLine("But C# does not care about 0 decimal values: " + (12.00 == 12));</text:p>
      <text:p text:style-name="First_20_paragraph">This program will display:</text:p>
      <text:p text:style-name="P27">C# is case-sensitive for string comparison: True</text:p>
      <text:p text:style-name="P28">C# is case-sensitive for character comparison: True</text:p>
      <text:p text:style-name="P2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P30">Mathematical Notation</text:p>
            </table:table-cell>
            <table:table-cell table:style-name="TableHeaderRowCell" office:value-type="string">
              <text:p text:style-name="P31">C# Notation</text:p>
            </table:table-cell>
            <table:table-cell table:style-name="TableHeaderRowCell" office:value-type="string">
              <text:p text:style-name="P32">Example</text:p>
            </table:table-cell>
          </table:table-row>
        </table:table-header-rows>
        <table:table-row>
          <table:table-cell table:style-name="TableRowCell" office:value-type="string">
            <text:p text:style-name="P33"><draw:frame draw:style-name="fr1" text:anchor-type="as-char"><draw:object xlink:href="Formula-10/" xlink:type="simple" xlink:show="embed" xlink:actuate="onLoad"/></draw:frame></text:p>
          </table:table-cell>
          <table:table-cell table:style-name="TableRowCell" office:value-type="string">
            <text:p text:style-name="P34"><text:span text:style-name="Source_Text">&gt;</text:span></text:p>
          </table:table-cell>
          <table:table-cell table:style-name="TableRowCell" office:value-type="string">
            <text:p text:style-name="P35"><text:span text:style-name="Source_Text">3 &gt; 4</text:span> <draw:frame draw:style-name="fr1" text:anchor-type="as-char"><draw:object xlink:href="Formula-12/" xlink:type="simple" xlink:show="embed" xlink:actuate="onLoad"/></draw:frame> <text:span text:style-name="Source_Text">false</text:span></text:p>
          </table:table-cell>
        </table:table-row>
        <table:table-row>
          <table:table-cell table:style-name="TableRowCell" office:value-type="string">
            <text:p text:style-name="P33"><draw:frame draw:style-name="fr1" text:anchor-type="as-char"><draw:object xlink:href="Formula-14/" xlink:type="simple" xlink:show="embed" xlink:actuate="onLoad"/></draw:frame></text:p>
          </table:table-cell>
          <table:table-cell table:style-name="TableRowCell" office:value-type="string">
            <text:p text:style-name="P34"><text:span text:style-name="Source_Text">&lt;</text:span></text:p>
          </table:table-cell>
          <table:table-cell table:style-name="TableRowCell" office:value-type="string">
            <text:p text:style-name="P35"><text:span text:style-name="Source_Text">3 &lt; 4</text:span> <draw:frame draw:style-name="fr1" text:anchor-type="as-char"><draw:object xlink:href="Formula-16/" xlink:type="simple" xlink:show="embed" xlink:actuate="onLoad"/></draw:frame> <text:span text:style-name="Source_Text">true</text:span></text:p>
          </table:table-cell>
        </table:table-row>
        <table:table-row>
          <table:table-cell table:style-name="TableRowCell" office:value-type="string">
            <text:p text:style-name="P33"><draw:frame draw:style-name="fr1" text:anchor-type="as-char"><draw:object xlink:href="Formula-18/" xlink:type="simple" xlink:show="embed" xlink:actuate="onLoad"/></draw:frame> or <draw:frame draw:style-name="fr1" text:anchor-type="as-char"><draw:object xlink:href="Formula-20/" xlink:type="simple" xlink:show="embed" xlink:actuate="onLoad"/></draw:frame></text:p>
          </table:table-cell>
          <table:table-cell table:style-name="TableRowCell" office:value-type="string">
            <text:p text:style-name="P34"><text:span text:style-name="Source_Text">&gt;=</text:span></text:p>
          </table:table-cell>
          <table:table-cell table:style-name="TableRowCell" office:value-type="string">
            <text:p text:style-name="P35"><text:span text:style-name="Source_Text">3 &gt;= 4</text:span> <draw:frame draw:style-name="fr1" text:anchor-type="as-char"><draw:object xlink:href="Formula-22/" xlink:type="simple" xlink:show="embed" xlink:actuate="onLoad"/></draw:frame> <text:span text:style-name="Source_Text">false</text:span></text:p>
          </table:table-cell>
        </table:table-row>
        <table:table-row>
          <table:table-cell table:style-name="TableRowCell" office:value-type="string">
            <text:p text:style-name="P33"><draw:frame draw:style-name="fr1" text:anchor-type="as-char"><draw:object xlink:href="Formula-24/" xlink:type="simple" xlink:show="embed" xlink:actuate="onLoad"/></draw:frame> or <draw:frame draw:style-name="fr1" text:anchor-type="as-char"><draw:object xlink:href="Formula-26/" xlink:type="simple" xlink:show="embed" xlink:actuate="onLoad"/></draw:frame></text:p>
          </table:table-cell>
          <table:table-cell table:style-name="TableRowCell" office:value-type="string">
            <text:p text:style-name="P34"><text:span text:style-name="Source_Text">&lt;=</text:span></text:p>
          </table:table-cell>
          <table:table-cell table:style-name="TableRowCell" office:value-type="string">
            <text:p text:style-name="P35"><text:span text:style-name="Source_Text">3 &lt;= 4</text:span> <draw:frame draw:style-name="fr1" text:anchor-type="as-char"><draw:object xlink:href="Formula-28/" xlink:type="simple" xlink:show="embed" xlink:actuate="onLoad"/></draw:frame> <text:span text:style-name="Source_Text">true</text:span></text:p>
          </table:table-cell>
        </table:table-row>
      </table:table>
      <text:p text:style-name="First_20_paragraph">Relational operators can also compare <text:span text:style-name="Source_Text">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6" table:style-name="Table6">
        <table:table-column table:style-name="Table6.A"/>
        <table:table-column table:style-name="Table6.B"/>
        <table:table-header-rows>
          <table:table-row>
            <table:table-cell table:style-name="TableHeaderRowCell" office:value-type="string">
              <text:p text:style-name="P36">Operator</text:p>
            </table:table-cell>
            <table:table-cell table:style-name="TableHeaderRowCell" office:value-type="string">
      </table:table-cell>
          </table:table-row>
        </table:table-header-rows>
        <table:table-row>
          <table:table-cell table:style-name="TableRowCell" office:value-type="string">
            <text:p text:style-name="P38"><text:span text:style-name="Source_Text">!</text:span></text:p>
          </table:table-cell>
          <table:table-cell table:style-name="TableRowCell" office:value-type="string">
            <text:p text:style-name="P39">is evaluated before</text:p>
          </table:table-cell>
        </table:table-row>
        <table:table-row>
          <table:table-cell table:style-name="TableRowCell" office:value-type="string">
            <text:p text:style-name="P38"><text:span text:style-name="Source_Text">*</text:span>, <text:span text:style-name="Source_Text">/</text:span>, and <text:span text:style-name="Source_Text">%</text:span></text:p>
          </table:table-cell>
          <table:table-cell table:style-name="TableRowCell" office:value-type="string">
            <text:p text:style-name="P39">which are evaluated before</text:p>
          </table:table-cell>
        </table:table-row>
        <table:table-row>
          <table:table-cell table:style-name="TableRowCell" office:value-type="string">
            <text:p text:style-name="P38"><text:span text:style-name="Source_Text">+</text:span> and <text:span text:style-name="Source_Text">-</text:span></text:p>
          </table:table-cell>
          <table:table-cell table:style-name="TableRowCell" office:value-type="string">
            <text:p text:style-name="P39">which are evaluated before</text:p>
          </table:table-cell>
        </table:table-row>
        <table:table-row>
          <table:table-cell table:style-name="TableRowCell" office:value-type="string">
            <text:p text:style-name="P38"><text:span text:style-name="Source_Text">&lt;</text:span>, <text:span text:style-name="Source_Text">&gt;</text:span>, <text:span text:style-name="Source_Text">&lt;=</text:span>, and <text:span text:style-name="Source_Text">&gt;=</text:span></text:p>
          </table:table-cell>
          <table:table-cell table:style-name="TableRowCell" office:value-type="string">
            <text:p text:style-name="P39">which are evaluated before</text:p>
          </table:table-cell>
        </table:table-row>
        <table:table-row>
          <table:table-cell table:style-name="TableRowCell" office:value-type="string">
            <text:p text:style-name="P38"><text:span text:style-name="Source_Text">==</text:span> and <text:span text:style-name="Source_Text">!=</text:span></text:p>
          </table:table-cell>
          <table:table-cell table:style-name="TableRowCell" office:value-type="string">
            <text:p text:style-name="P39">which are evaluated before</text:p>
          </table:table-cell>
        </table:table-row>
        <table:table-row>
          <table:table-cell table:style-name="TableRowCell" office:value-type="string">
            <text:p text:style-name="P38"><text:span text:style-name="Source_Text">&amp;&amp;</text:span></text:p>
          </table:table-cell>
          <table:table-cell table:style-name="TableRowCell" office:value-type="string">
            <text:p text:style-name="P39">which is evaluated before</text:p>
          </table:table-cell>
        </table:table-row>
        <table:table-row>
          <table:table-cell table:style-name="TableRowCell" office:value-type="string">
            <text:p text:style-name="P38"><text:span text:style-name="Source_Text">||</text:span></text:p>
          </table:table-cell>
          <table:table-cell table:style-name="TableRowCell" office:value-type="string">
            <text:p text:style-name="P39">which comes last.</text:p>
          </table:table-cell>
        </table:table-row>
      </table:table>
      <text:list text:style-name="L4">
        <text:list-item>
          <text:p text:style-name="P40">Operators with higher precedence (higher in the table) are evaluated before operators with lower precedence (lower in the table). For instance, in an expression like <text:span text:style-name="Source_Text">2*3+4</text:span>, <text:span text:style-name="Source_Text">2*3</text:span> will have higher precedence than <text:span text:style-name="Source_Text">3+4</text:span>, and thus be evaluated first: <text:span text:style-name="Source_Text">2*3+4</text:span> is to be read as <text:span text:style-name="Source_Text">(2*3)+4 = 6 + 4 = 10</text:span> and <text:span text:style-name="T1">not</text:span> as <text:span text:style-name="Source_Text">2*(3+4) = 2*7 = 14</text:span>.</text:p>
        </text:list-item>
        <text:list-item>
          <text:p text:style-name="P40">Operators on the same row have equal precedence and are evaluated in the order they appear, from left to right: in <text:span text:style-name="Source_Text">1-2+3</text:span>, <text:span text:style-name="Source_Text">1-2</text:span> will be evaluated before <text:span text:style-name="Source_Text">2+3</text:span>: <text:span text:style-name="Source_Text">1-2+3</text:span> is to be read as <text:span text:style-name="Source_Text">(1-2)+3 = -1 + 3 = 2</text:span> and <text:span text:style-name="T1">not</text:span> as <text:span text:style-name="Source_Text">1-(2+3) = 1-5 = 4</text:span>.</text:p>
        </text:list-item>
        <text:list-item>
          <text:p text:style-name="P40">Forgetting about precedence can lead to errors that can be hard to debug: for instance, an expression such as <text:span text:style-name="Source_Text">! 4 == 2</text:span> will give the error</text:p>
        </text:list-item>
      </text:list>
      <text:p text:style-name="P41">The `!' operator cannot be applied to operand of type `int'</text:p>
      <text:p text:style-name="First_20_paragraph">Since <text:span text:style-name="Source_Text">!</text:span> has a higher precedence than <text:span text:style-name="Source_Text">==</text:span>, C# first attempts to compute the result of <text:span text:style-name="Source_Text">!4</text:span>, which corresponds to “not 4”. As negation (<text:span text:style-name="Source_Text">!</text:span>) is an operation that can be applied only to booleans, this expression does not make sense and C# reports an error. The expression can be rewritten to change the order of evaluation by using parentheses, e.g. you can write <text:span text:style-name="Source_Text">!(4 == 2)</text:span>, which will correctly be evaluated to <text:span text:style-name="Source_Text">true</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43Z</meta:creation-date>
    <dc:date>2024-08-15T18:01:43Z</dc:date>
  </office:meta>
</office:document-meta>
</file>

<file path=Formula-0/content.xml><?xml version="1.0" encoding="utf-8"?>
<math xmlns="http://www.w3.org/1998/Math/MathML" display="inline">
  <mo>→</mo>
</math>
</file>

<file path=Formula-10/content.xml><?xml version="1.0" encoding="utf-8"?>
<math xmlns="http://www.w3.org/1998/Math/MathML" display="inline">
  <mo>&gt;</mo>
</math>
</file>

<file path=Formula-12/content.xml><?xml version="1.0" encoding="utf-8"?>
<math xmlns="http://www.w3.org/1998/Math/MathML" display="inline">
  <mo>→</mo>
</math>
</file>

<file path=Formula-14/content.xml><?xml version="1.0" encoding="utf-8"?>
<math xmlns="http://www.w3.org/1998/Math/MathML" display="inline">
  <mo>&lt;</mo>
</math>
</file>

<file path=Formula-16/content.xml><?xml version="1.0" encoding="utf-8"?>
<math xmlns="http://www.w3.org/1998/Math/MathML" display="inline">
  <mo>→</mo>
</math>
</file>

<file path=Formula-18/content.xml><?xml version="1.0" encoding="utf-8"?>
<math xmlns="http://www.w3.org/1998/Math/MathML" display="inline">
  <mo>≥</mo>
</math>
</file>

<file path=Formula-2/content.xml><?xml version="1.0" encoding="utf-8"?>
<math xmlns="http://www.w3.org/1998/Math/MathML" display="inline">
  <mo>=</mo>
</math>
</file>

<file path=Formula-20/content.xml><?xml version="1.0" encoding="utf-8"?>
<math xmlns="http://www.w3.org/1998/Math/MathML" display="inline">
  <mo>⩾</mo>
</math>
</file>

<file path=Formula-22/content.xml><?xml version="1.0" encoding="utf-8"?>
<math xmlns="http://www.w3.org/1998/Math/MathML" display="inline">
  <mo>→</mo>
</math>
</file>

<file path=Formula-24/content.xml><?xml version="1.0" encoding="utf-8"?>
<math xmlns="http://www.w3.org/1998/Math/MathML" display="inline">
  <mo>≤</mo>
</math>
</file>

<file path=Formula-26/content.xml><?xml version="1.0" encoding="utf-8"?>
<math xmlns="http://www.w3.org/1998/Math/MathML" display="inline">
  <mo>⩽</mo>
</math>
</file>

<file path=Formula-28/content.xml><?xml version="1.0" encoding="utf-8"?>
<math xmlns="http://www.w3.org/1998/Math/MathML" display="inline">
  <mo>→</mo>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